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ff" draw:fill-color="#9999ff" draw:textarea-horizontal-align="justify" draw:textarea-vertical-align="middle" draw:auto-grow-height="false" fo:min-height="0.75cm" fo:min-width="0cm"/>
    </style:style>
    <style:style style:name="gr2" style:family="graphic" style:parent-style-name="objectwithoutfill">
      <style:graphic-properties svg:stroke-color="#ff6600" draw:fill="none" draw:textarea-vertical-align="middle"/>
    </style:style>
    <style:style style:name="gr3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842cm"/>
    </style:style>
    <style:style style:name="gr5" style:family="graphic" style:parent-style-name="standard">
      <style:graphic-properties draw:stroke="none" draw:fill="none" fo:min-height="1.971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1.9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99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3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93cm"/>
    </style:style>
    <style:style style:name="gr10" style:family="graphic" style:parent-style-name="standard">
      <style:graphic-properties svg:stroke-color="#6666ff" draw:fill-color="#ffffff" draw:textarea-horizontal-align="justify" draw:textarea-vertical-align="middle" draw:auto-grow-height="false" fo:min-height="1.862cm" fo:min-width="2.818cm"/>
    </style:style>
    <style:style style:name="gr11" style:family="graphic" style:parent-style-name="standard">
      <style:graphic-properties draw:stroke="none" svg:stroke-color="#000000" draw:fill="none" draw:fill-color="#ffffff" fo:min-height="1.97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5cm"/>
    </style:style>
    <style:style style:name="gr13" style:family="graphic" style:parent-style-name="standard">
      <style:graphic-properties draw:textarea-horizontal-align="justify" draw:textarea-vertical-align="middle" draw:auto-grow-height="false" fo:min-height="1.5cm" fo:min-width="0cm"/>
    </style:style>
    <style:style style:name="gr14" style:family="graphic" style:parent-style-name="objectwithoutfill">
      <style:graphic-properties draw:stroke="dash" draw:stroke-dash="Fine_20_Dashed" svg:stroke-width="0.035cm" draw:marker-start-width="0.252cm" draw:marker-end-width="0.252cm" draw:fill="none" draw:textarea-horizontal-align="right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fo:min-height="0.194cm"/>
    </style:style>
    <style:style style:name="gr16" style:family="graphic" style:parent-style-name="objectwithoutfill">
      <style:graphic-properties draw:stroke="solid" draw:stroke-dash="Fine_20_Dashed" svg:stroke-width="0.053cm" draw:marker-start-width="0.279cm" draw:marker-end-width="0.279cm" draw:fill="none" draw:textarea-horizontal-align="right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stroke="dash" draw:stroke-dash="Fine_20_Dashed" svg:stroke-color="#ff6600" draw:fill="none" draw:textarea-vertical-align="middle"/>
    </style:style>
    <style:style style:name="gr1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2.05cm"/>
    </style:style>
    <style:style style:name="gr19" style:family="graphic" style:parent-style-name="standard">
      <style:graphic-properties draw:stroke="none" svg:stroke-color="#000000" draw:fill="none" draw:fill-color="#ffffff" fo:min-height="0.395cm"/>
    </style:style>
    <style:style style:name="gr20" style:family="graphic" style:parent-style-name="standard">
      <style:graphic-properties draw:textarea-horizontal-align="justify" draw:textarea-vertical-align="middle" draw:auto-grow-height="false" fo:min-height="1.125cm" fo:min-width="1.875cm"/>
    </style:style>
    <style:style style:name="gr2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2" style:family="graphic" style:parent-style-name="objectwithoutfill">
      <style:graphic-properties draw:stroke="dash" draw:stroke-dash="Fine_20_Dashed" svg:stroke-width="0.028cm" svg:stroke-color="#ff3333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draw:fill="none" fo:min-height="0.125cm"/>
    </style:style>
    <style:style style:name="P1" style:family="paragraph">
      <loext:graphic-properties draw:fill-color="#9999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9" style:family="paragraph">
      <loext:graphic-properties draw:fill="none" draw:fill-color="#ffffff"/>
      <style:text-properties fo:color="#ff6600" fo:font-weight="bold" style:font-weight-asian="bold" style:font-weight-complex="bold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12" style:family="paragraph">
      <loext:graphic-properties draw:fill="none" draw:fill-color="#ffffff"/>
      <style:text-properties fo:color="#6666ff" fo:font-size="12pt" style:font-size-asian="12pt" style:font-size-complex="12pt"/>
    </style:style>
    <style:style style:name="P13" style:family="paragraph">
      <style:paragraph-properties fo:text-align="end"/>
    </style:style>
    <style:style style:name="P14" style:family="paragraph">
      <loext:graphic-properties draw:fill="none"/>
      <style:paragraph-properties fo:text-align="end"/>
      <style:text-properties fo:font-size="12pt" fo:font-style="italic" style:font-size-asian="12pt" style:font-style-asian="italic" style:font-size-complex="12pt" style:font-style-complex="italic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color="#ff3333" fo:font-size="10pt" style:font-size-asian="10pt" style:font-size-complex="10pt"/>
    </style:style>
    <style:style style:name="P17" style:family="paragraph">
      <style:text-properties fo:font-size="8pt" style:font-size-asian="8pt" style:font-size-complex="8pt"/>
    </style:style>
    <style:style style:name="P18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color="#ff3333" fo:font-size="10pt" fo:font-style="italic" style:font-size-asian="10pt" style:font-style-asian="italic" style:font-size-complex="10pt" style:font-style-complex="italic"/>
    </style:style>
    <style:style style:name="T5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6" style:family="text">
      <style:text-properties fo:color="#0000ff" fo:font-size="10pt" fo:font-style="italic" style:font-size-asian="10pt" style:font-style-asian="italic" style:font-size-complex="10pt" style:font-style-complex="italic"/>
    </style:style>
    <style:style style:name="T7" style:family="text">
      <style:text-properties fo:color="#3333ff" fo:font-size="10pt" fo:font-style="italic" style:font-size-asian="10pt" style:font-style-asian="italic" style:font-size-complex="10pt" style:font-style-complex="italic"/>
    </style:style>
    <style:style style:name="T8" style:family="text">
      <style:text-properties fo:color="#ff6600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3333ff" fo:font-size="10pt" style:font-size-asian="10pt" style:font-size-complex="10pt"/>
    </style:style>
    <style:style style:name="T10" style:family="text">
      <style:text-properties fo:color="#6666ff" fo:font-size="10pt" style:font-size-asian="10pt" style:font-size-complex="10pt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ff3333" fo:font-size="10pt" style:font-size-asian="10pt" style:font-size-complex="10pt"/>
    </style:style>
    <style:style style:name="T14" style:family="text">
      <style:text-properties fo:color="#ff6600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5cm" svg:height="1cm" svg:x="1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1.5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2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2.5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3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3.5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4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4.5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5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5.5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6cm" svg:y="9.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6.5cm" svg:y="9.5cm">
            <text:p/>
            <draw:enhanced-geometry svg:viewBox="0 0 21600 21600" draw:type="rectangle" draw:enhanced-path="M 0 0 L 21600 0 21600 21600 0 21600 0 0 Z N"/>
          </draw:custom-shape>
          <draw:polyline draw:style-name="gr2" draw:text-style-name="P2" draw:layer="layout" svg:width="5.999cm" svg:height="0.499cm" svg:x="1cm" svg:y="9.75cm" svg:viewBox="0 0 6000 500" draw:points="0,500 2750,500 2750,0 6000,0">
            <text:p/>
          </draw:polyline>
        </draw:g>
        <draw:g>
          <draw:custom-shape draw:style-name="gr1" draw:text-style-name="P1" draw:layer="layout" svg:width="0.5cm" svg:height="1cm" svg:x="12.3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cm" svg:height="1cm" svg:x="12.8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cm" svg:height="1cm" svg:x="13.3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cm" svg:height="1cm" svg:x="13.8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cm" svg:height="1cm" svg:x="14.3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2" draw:text-style-name="P2" draw:layer="layout" svg:width="2.374cm" svg:height="0.499cm" svg:x="12.375cm" svg:y="9.75cm" svg:viewBox="0 0 2375 500" draw:points="0,500 675,500 675,0 2375,0">
            <text:p/>
          </draw:polyline>
        </draw:g>
        <draw:line draw:style-name="gr3" draw:text-style-name="P2" draw:layer="layout" svg:x1="3.75cm" svg:y1="9.5cm" svg:x2="3.75cm" svg:y2="6.625cm">
          <text:p/>
        </draw:line>
        <draw:line draw:style-name="gr3" draw:text-style-name="P2" draw:layer="layout" svg:x1="13.05cm" svg:y1="9.5cm" svg:x2="13.05cm" svg:y2="6.625cm">
          <text:p/>
        </draw:line>
        <draw:frame draw:style-name="gr4" draw:text-style-name="P3" draw:layer="layout" svg:width="4.342cm" svg:height="1.119cm" svg:x="1.625cm" svg:y="5.55cm">
          <draw:text-box>
            <text:p><text:span text:style-name="T1">stream tag:</text:span></text:p>
            <text:p><text:span text:style-name="T2">&lt;acq_info_t </text:span><text:span text:style-name="T3">acq_stamp</text:span><text:span text:style-name="T2">&gt;</text:span></text:p>
          </draw:text-box>
        </draw:frame>
        <draw:frame draw:style-name="gr4" draw:text-style-name="P3" draw:layer="layout" svg:width="4.342cm" svg:height="1.119cm" svg:x="10.908cm" svg:y="5.5cm">
          <draw:text-box>
            <text:p><text:span text:style-name="T1">stream tag:</text:span></text:p>
            <text:p><text:span text:style-name="T2">&lt;acq_info_t </text:span><text:span text:style-name="T3">acq_stamp</text:span><text:span text:style-name="T2">&gt;</text:span></text:p>
          </draw:text-box>
        </draw:frame>
        <draw:frame draw:style-name="gr5" draw:text-style-name="P4" draw:layer="layout" svg:width="7.375cm" svg:height="2.221cm" svg:x="3.625cm" svg:y="6.55cm">
          <draw:text-box>
            <text:p><text:span text:style-name="T3">→</text:span><text:span text:style-name="T3">trigger_timestamp = </text:span><text:span text:style-name="T4">UTC on host#1</text:span></text:p>
            <text:p><text:span text:style-name="T3">→</text:span><text:span text:style-name="T3">last_beam_in_timestamp = </text:span><text:span text:style-name="T4">0.0</text:span></text:p>
            <text:p><text:span text:style-name="T3">→</text:span><text:span text:style-name="T3">user_delay <text:s/>= </text:span><text:span text:style-name="T4">0.0</text:span></text:p>
            <text:p><text:span text:style-name="T3">→</text:span><text:span text:style-name="T3">actual_delay <text:s/>= </text:span><text:span text:style-name="T4">0.0</text:span></text:p>
            <text:p><text:span text:style-name="T5">...</text:span></text:p>
          </draw:text-box>
        </draw:frame>
        <draw:frame draw:style-name="gr5" draw:text-style-name="P4" draw:layer="layout" svg:width="7.375cm" svg:height="2.221cm" svg:x="12.975cm" svg:y="6.5cm">
          <draw:text-box>
            <text:p><text:span text:style-name="T3">→</text:span><text:span text:style-name="T3">trigger_timestamp = </text:span><text:span text:style-name="T6">WR Timing Event</text:span></text:p>
            <text:p><text:span text:style-name="T3">→</text:span><text:span text:style-name="T3">last_beam_in_timestamp = </text:span><text:span text:style-name="T7">from WR</text:span></text:p>
            <text:p><text:span text:style-name="T3">→</text:span><text:span text:style-name="T3">user_delay <text:s/>=</text:span><text:span text:style-name="T7"> &lt;user supplied&gt;</text:span></text:p>
            <text:p><text:span text:style-name="T3">→</text:span><text:span text:style-name="T3">actual_delay <text:s/>= </text:span><text:span text:style-name="T4">0.0</text:span></text:p>
            <text:p><text:span text:style-name="T5">...</text:span></text:p>
          </draw:text-box>
        </draw:frame>
        <draw:custom-shape draw:style-name="gr6" draw:text-style-name="P5" xml:id="id1" draw:id="id1" draw:layer="layout" svg:width="2.75cm" svg:height="0.5cm" svg:x="7.25cm" svg:y="9.75cm">
          <text:p/>
          <draw:enhanced-geometry svg:viewBox="0 0 21600 21600" draw:text-areas="0 ?f0 ?f5 ?f2" draw:type="right-arrow" draw:modifiers="18121.7011995638 5906.586826347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6" draw:layer="layout" svg:width="4.634cm" svg:height="0.645cm" svg:x="1.502cm" svg:y="10.605cm">
          <draw:text-box>
            <text:p><text:span text:style-name="T3">edge_trigger_ff_impl.[cc,h]</text:span></text:p>
          </draw:text-box>
        </draw:frame>
        <draw:frame draw:style-name="gr8" draw:text-style-name="P8" draw:layer="layout" svg:width="4.875cm" svg:height="1.039cm" svg:x="11.125cm" svg:y="10.525cm">
          <draw:text-box>
            <text:p text:style-name="P7"><text:span text:style-name="T3">extractor_impl.[cc,h]</text:span></text:p>
            <text:p text:style-name="P7"><text:span text:style-name="T3">aka. GR block: ‘B.2 Demux’</text:span></text:p>
          </draw:text-box>
        </draw:frame>
        <draw:frame draw:style-name="gr9" draw:text-style-name="P9" draw:layer="layout" svg:width="1.493cm" svg:height="0.725cm" svg:x="3.625cm" svg:y="9.625cm">
          <draw:text-box>
            <text:p><text:span text:style-name="T8">edge</text:span></text:p>
          </draw:text-box>
        </draw:frame>
        <draw:frame draw:style-name="gr9" draw:text-style-name="P9" draw:layer="layout" svg:width="1.493cm" svg:height="0.725cm" svg:x="12.926cm" svg:y="9.626cm">
          <draw:text-box>
            <text:p><text:span text:style-name="T8">edge</text:span></text:p>
          </draw:text-box>
        </draw:frame>
        <draw:custom-shape draw:style-name="gr10" draw:text-style-name="P10" draw:layer="layout" svg:width="4.125cm" svg:height="2.625cm" svg:x="1cm" svg:y="1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1" draw:text-style-name="P11" draw:layer="layout" svg:width="3.375cm" svg:height="2.221cm" svg:x="1.75cm" svg:y="1.625cm">
          <draw:text-box>
            <text:p><text:span text:style-name="T9">W</text:span><text:span text:style-name="T9">R</text:span><text:span text:style-name="T9"> </text:span><text:span text:style-name="T9">t</text:span><text:span text:style-name="T9">i</text:span><text:span text:style-name="T9">m</text:span><text:span text:style-name="T9">i</text:span><text:span text:style-name="T9">n</text:span><text:span text:style-name="T9">g</text:span><text:span text:style-name="T9"> </text:span><text:span text:style-name="T9">e</text:span><text:span text:style-name="T9">v</text:span><text:span text:style-name="T9">t</text:span><text:span text:style-name="T9"> </text:span><text:span text:style-name="T9">#</text:span><text:span text:style-name="T9">N</text:span></text:p>
            <text:p><text:span text:style-name="T9">.</text:span><text:span text:style-name="T9">.</text:span><text:span text:style-name="T9">.</text:span></text:p>
            <text:p><text:span text:style-name="T9">W</text:span><text:span text:style-name="T9">R</text:span><text:span text:style-name="T9"> </text:span><text:span text:style-name="T9">t</text:span><text:span text:style-name="T9">i</text:span><text:span text:style-name="T9">m</text:span><text:span text:style-name="T9">i</text:span><text:span text:style-name="T9">n</text:span><text:span text:style-name="T9">g</text:span><text:span text:style-name="T9"> </text:span><text:span text:style-name="T9">e</text:span><text:span text:style-name="T9">v</text:span><text:span text:style-name="T9">t</text:span><text:span text:style-name="T9"> </text:span><text:span text:style-name="T9">#</text:span><text:span text:style-name="T9">2</text:span></text:p>
            <text:p><text:span text:style-name="T9">W</text:span><text:span text:style-name="T9">R</text:span><text:span text:style-name="T9"> </text:span><text:span text:style-name="T9">t</text:span><text:span text:style-name="T9">i</text:span><text:span text:style-name="T9">m</text:span><text:span text:style-name="T9">i</text:span><text:span text:style-name="T9">n</text:span><text:span text:style-name="T9">g</text:span><text:span text:style-name="T9"> </text:span><text:span text:style-name="T9">e</text:span><text:span text:style-name="T9">v</text:span><text:span text:style-name="T9">t</text:span><text:span text:style-name="T9"> </text:span><text:span text:style-name="T9">#</text:span><text:span text:style-name="T9">1</text:span></text:p>
            <text:p><text:span text:style-name="T9"/></text:p>
          </draw:text-box>
        </draw:frame>
        <draw:frame draw:style-name="gr12" draw:text-style-name="P12" draw:layer="layout" svg:width="2.005cm" svg:height="0.645cm" svg:x="1.12cm" svg:y="4.23cm">
          <draw:text-box>
            <text:p><text:span text:style-name="T10">RT Action</text:span></text:p>
          </draw:text-box>
        </draw:frame>
        <draw:custom-shape draw:style-name="gr13" draw:text-style-name="P7" draw:layer="layout" svg:width="0.5cm" svg:height="2cm" svg:x="0.75cm" svg:y="3.8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4" draw:text-style-name="P14" draw:layer="layout" svg:x1="1.875cm" svg:y1="5.5cm" svg:x2="18.375cm" svg:y2="5.5cm">
          <text:p text:style-name="P13"><text:span text:style-name="T11">F</text:span><text:span text:style-name="T11">E</text:span><text:span text:style-name="T11">S</text:span><text:span text:style-name="T11">A</text:span></text:p>
          <text:p text:style-name="P13"><text:span text:style-name="T11">G</text:span><text:span text:style-name="T11">R</text:span></text:p>
        </draw:line>
        <draw:frame draw:style-name="gr15" draw:text-style-name="P3" draw:layer="layout" svg:width="2.125cm" svg:height="0.645cm" svg:x="7.625cm" svg:y="9.25cm">
          <draw:text-box>
            <text:p text:style-name="P15"><text:span text:style-name="T2">demux</text:span></text:p>
          </draw:text-box>
        </draw:frame>
        <draw:line draw:style-name="gr16" draw:text-style-name="P14" draw:layer="layout" svg:x1="1cm" svg:y1="12.5cm" svg:x2="20cm" svg:y2="12.5cm">
          <text:p text:style-name="P13"><text:span text:style-name="T11">Front-End #1</text:span></text:p>
          <text:p text:style-name="P13"><text:span text:style-name="T11">Front-End #2</text:span></text:p>
        </draw:line>
        <draw:frame draw:style-name="gr12" draw:text-style-name="P12" draw:layer="layout" svg:width="2.005cm" svg:height="0.645cm" svg:x="1.12cm" svg:y="4.231cm">
          <draw:text-box>
            <text:p><text:span text:style-name="T10">R</text:span><text:span text:style-name="T10">T</text:span><text:span text:style-name="T10"> </text:span><text:span text:style-name="T10">A</text:span><text:span text:style-name="T10">c</text:span><text:span text:style-name="T10">t</text:span><text:span text:style-name="T10">i</text:span><text:span text:style-name="T10">o</text:span><text:span text:style-name="T10">n</text:span></text:p>
          </draw:text-box>
        </draw:frame>
        <draw:custom-shape draw:style-name="gr13" draw:text-style-name="P7" draw:layer="layout" svg:width="0.5cm" svg:height="2cm" svg:x="0.75cm" svg:y="3.8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1" draw:text-style-name="P1" draw:layer="layout" svg:width="0.5cm" svg:height="1cm" svg:x="1cm" svg:y="17.0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1.5cm" svg:y="17.0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2cm" svg:y="17.0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2.5cm" svg:y="17.0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3cm" svg:y="17.0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3.5cm" svg:y="17.0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4cm" svg:y="17.0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4.5cm" svg:y="17.0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5cm" svg:y="17.0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5.5cm" svg:y="17.0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6cm" svg:y="17.0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5cm" svg:height="1cm" svg:x="6.5cm" svg:y="17.025cm">
            <text:p/>
            <draw:enhanced-geometry svg:viewBox="0 0 21600 21600" draw:type="rectangle" draw:enhanced-path="M 0 0 L 21600 0 21600 21600 0 21600 0 0 Z N"/>
          </draw:custom-shape>
          <draw:polyline draw:style-name="gr17" draw:text-style-name="P2" draw:layer="layout" svg:width="5.999cm" svg:height="0.499cm" svg:x="1cm" svg:y="17.275cm" svg:viewBox="0 0 6000 500" draw:points="0,500 2750,500 2750,0 6000,0">
            <text:p/>
          </draw:polyline>
        </draw:g>
        <draw:line draw:style-name="gr3" draw:text-style-name="P2" draw:layer="layout" svg:x1="3.75cm" svg:y1="17.025cm" svg:x2="3.75cm" svg:y2="14.15cm">
          <text:p/>
        </draw:line>
        <draw:frame draw:style-name="gr4" draw:text-style-name="P3" draw:layer="layout" svg:width="4.342cm" svg:height="1.119cm" svg:x="1.625cm" svg:y="13.075cm">
          <draw:text-box>
            <text:p><text:span text:style-name="T1">stream tag:</text:span></text:p>
            <text:p><text:span text:style-name="T2">&lt;acq_info_t </text:span><text:span text:style-name="T3">acq_stamp</text:span><text:span text:style-name="T2">&gt;</text:span></text:p>
          </draw:text-box>
        </draw:frame>
        <draw:custom-shape draw:style-name="gr18" draw:text-style-name="P5" draw:layer="layout" svg:width="2.75cm" svg:height="0.5cm" svg:x="7.25cm" svg:y="17.275cm">
          <text:p/>
          <draw:enhanced-geometry svg:viewBox="0 0 21600 21600" draw:text-areas="0 ?f0 ?f5 ?f2" draw:type="right-arrow" draw:modifiers="18121.7011995638 5906.5868263473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6" draw:layer="layout" svg:width="4.498cm" svg:height="0.645cm" svg:x="1.502cm" svg:y="18.03cm">
          <draw:text-box>
            <text:p><text:span text:style-name="T3">block_digitizer_impl.[cc,h]</text:span></text:p>
          </draw:text-box>
        </draw:frame>
        <draw:frame draw:style-name="gr12" draw:text-style-name="P12" draw:layer="layout" svg:width="2.005cm" svg:height="0.645cm" svg:x="1.12cm" svg:y="15.155cm">
          <draw:text-box>
            <text:p><text:span text:style-name="T10">RT Action</text:span></text:p>
          </draw:text-box>
        </draw:frame>
        <draw:custom-shape draw:style-name="gr13" draw:text-style-name="P7" draw:layer="layout" svg:width="0.5cm" svg:height="2cm" svg:x="0.75cm" svg:y="14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3" xml:id="id3" draw:id="id3" draw:layer="layout" svg:width="1.625cm" svg:height="0.645cm" svg:x="7.725cm" svg:y="16.775cm">
          <draw:text-box>
            <text:p text:style-name="P15"><text:span text:style-name="T2">demux</text:span></text:p>
          </draw:text-box>
        </draw:frame>
        <draw:frame draw:style-name="gr12" draw:text-style-name="P12" draw:layer="layout" svg:width="2.005cm" svg:height="0.645cm" svg:x="1.12cm" svg:y="15.156cm">
          <draw:text-box>
            <text:p><text:span text:style-name="T10">RT Action</text:span></text:p>
          </draw:text-box>
        </draw:frame>
        <draw:custom-shape draw:style-name="gr13" draw:text-style-name="P7" draw:layer="layout" svg:width="0.5cm" svg:height="2cm" svg:x="0.75cm" svg:y="14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7" xml:id="id2" draw:id="id2" draw:layer="layout" svg:width="2.375cm" svg:height="1.375cm" svg:x="7.375cm" svg:y="13.775cm">
          <text:p text:style-name="P7"><text:span text:style-name="T12">UDP</text:span></text:p>
          <text:p text:style-name="P7"><text:span text:style-name="T12">receiver</text:span></text:p>
          <draw:enhanced-geometry svg:viewBox="0 0 21600 21600" draw:type="rectangle" draw:enhanced-path="M 0 0 L 21600 0 21600 21600 0 21600 0 0 Z N"/>
        </draw:custom-shape>
        <draw:connector draw:style-name="gr21" draw:text-style-name="P2" draw:layer="layout" draw:type="curve" svg:x1="4.419cm" svg:y1="10.37cm" svg:x2="8.625cm" svg:y2="10.25cm" draw:end-shape="id1" draw:end-glue-point="2" svg:d="M4419 10370c0 571 4206 631 4206-120" svg:viewBox="0 0 4207 557">
          <text:p/>
        </draw:connector>
        <draw:connector draw:style-name="gr22" draw:text-style-name="P2" draw:layer="layout" draw:type="curve" svg:x1="4.419cm" svg:y1="10.385cm" svg:x2="8.562cm" svg:y2="13.775cm" draw:end-shape="id2" draw:end-glue-point="0" svg:d="M4419 10385c0 2166 4143 471 4143 3390" svg:viewBox="0 0 4144 3391">
          <text:p/>
        </draw:connector>
        <draw:connector draw:style-name="gr21" draw:text-style-name="P2" draw:layer="layout" draw:type="curve" svg:x1="8.562cm" svg:y1="15.15cm" svg:x2="8.537cm" svg:y2="16.775cm" draw:start-shape="id2" draw:start-glue-point="2" draw:end-shape="id3" draw:end-glue-point="0" svg:d="M8562 15150c0 1219-25 407-25 1625" svg:viewBox="0 0 26 1626">
          <text:p/>
        </draw:connector>
        <draw:frame draw:style-name="gr23" draw:text-style-name="P6" draw:layer="layout" svg:width="4.388cm" svg:height="0.645cm" svg:x="6.825cm" svg:y="15.15cm">
          <draw:text-box>
            <text:p><text:span text:style-name="T3">&lt;missing receiver&gt;.[cc,h]</text:span></text:p>
          </draw:text-box>
        </draw:frame>
        <draw:g>
          <draw:custom-shape draw:style-name="gr1" draw:text-style-name="P1" draw:layer="layout" svg:width="0.5cm" svg:height="1cm" svg:x="12.3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cm" svg:height="1cm" svg:x="12.8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cm" svg:height="1cm" svg:x="13.3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cm" svg:height="1cm" svg:x="13.8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5cm" svg:height="1cm" svg:x="14.3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2" draw:text-style-name="P2" draw:layer="layout" svg:width="2.374cm" svg:height="0.499cm" svg:x="12.375cm" svg:y="17.25cm" svg:viewBox="0 0 2375 500" draw:points="0,500 675,500 675,0 2375,0">
            <text:p/>
          </draw:polyline>
        </draw:g>
        <draw:line draw:style-name="gr3" draw:text-style-name="P2" draw:layer="layout" svg:x1="13.05cm" svg:y1="17cm" svg:x2="13.05cm" svg:y2="14.125cm">
          <text:p/>
        </draw:line>
        <draw:frame draw:style-name="gr4" draw:text-style-name="P3" draw:layer="layout" svg:width="4.342cm" svg:height="1.119cm" svg:x="10.908cm" svg:y="13cm">
          <draw:text-box>
            <text:p><text:span text:style-name="T1">stream tag:</text:span></text:p>
            <text:p><text:span text:style-name="T2">&lt;acq_info_t </text:span><text:span text:style-name="T3">acq_stamp</text:span><text:span text:style-name="T2">&gt;</text:span></text:p>
          </draw:text-box>
        </draw:frame>
        <draw:frame draw:style-name="gr5" draw:text-style-name="P4" draw:layer="layout" svg:width="7.375cm" svg:height="2.221cm" svg:x="12.975cm" svg:y="14cm">
          <draw:text-box>
            <text:p><text:span text:style-name="T3">→</text:span><text:span text:style-name="T3">trigger_timestamp = </text:span><text:span text:style-name="T6">WR Timing Event</text:span></text:p>
            <text:p><text:span text:style-name="T3">→</text:span><text:span text:style-name="T3">last_beam_in_timestamp = </text:span><text:span text:style-name="T7">from WR</text:span></text:p>
            <text:p><text:span text:style-name="T3">→</text:span><text:span text:style-name="T3">user_delay <text:s/>=</text:span><text:span text:style-name="T7"> &lt;user supplied&gt;</text:span></text:p>
            <text:p><text:span text:style-name="T3">→</text:span><text:span text:style-name="T3">actual_delay <text:s/>= </text:span><text:span text:style-name="T4">0.0</text:span></text:p>
            <text:p><text:span text:style-name="T5">...</text:span></text:p>
          </draw:text-box>
        </draw:frame>
        <draw:frame draw:style-name="gr24" draw:text-style-name="P8" draw:layer="layout" svg:width="4.795cm" svg:height="1.039cm" svg:x="11.225cm" svg:y="18.025cm">
          <draw:text-box>
            <text:p text:style-name="P7"><text:span text:style-name="T3">extractor_impl.[cc,h]</text:span></text:p>
            <text:p text:style-name="P7"><text:span text:style-name="T3">aka. GR block: ‘B.2 Demux’</text:span></text:p>
          </draw:text-box>
        </draw:frame>
        <draw:frame draw:style-name="gr9" draw:text-style-name="P9" draw:layer="layout" svg:width="1.493cm" svg:height="0.725cm" svg:x="12.926cm" svg:y="17.126cm">
          <draw:text-box>
            <text:p><text:span text:style-name="T8">edge</text:span></text:p>
          </draw:text-box>
        </draw:frame>
        <draw:frame draw:style-name="gr25" draw:text-style-name="P16" draw:layer="layout" svg:width="3.097cm" svg:height="1.039cm" svg:x="8.025cm" svg:y="11.65cm">
          <draw:text-box>
            <text:p><text:span text:style-name="T13">U</text:span><text:span text:style-name="T13">D</text:span><text:span text:style-name="T13">P</text:span><text:span text:style-name="T13">-</text:span><text:span text:style-name="T13">b</text:span><text:span text:style-name="T13">a</text:span><text:span text:style-name="T13">s</text:span><text:span text:style-name="T13">e</text:span><text:span text:style-name="T13">d </text:span><text:span text:style-name="T13">fi</text:span><text:span text:style-name="T13">n</text:span><text:span text:style-name="T13">e</text:span><text:span text:style-name="T13">-</text:span></text:p>
            <text:p><text:span text:style-name="T13">s</text:span><text:span text:style-name="T13">y</text:span><text:span text:style-name="T13">n</text:span><text:span text:style-name="T13">c</text:span><text:span text:style-name="T13">h</text:span><text:span text:style-name="T13">r</text:span><text:span text:style-name="T13">o</text:span><text:span text:style-name="T13">n</text:span><text:span text:style-name="T13">i</text:span><text:span text:style-name="T13">s</text:span><text:span text:style-name="T13">a</text:span><text:span text:style-name="T13">ti</text:span><text:span text:style-name="T13">o</text:span><text:span text:style-name="T13">n</text:span></text:p>
          </draw:text-box>
        </draw:frame>
        <draw:frame draw:style-name="gr26" draw:text-style-name="P18" draw:layer="layout" svg:width="6.974cm" svg:height="0.569cm" svg:x="0.901cm" svg:y="18.5cm">
          <draw:text-box>
            <text:p text:style-name="P17"><text:span text:style-name="T14">N.B. </text:span><text:span text:style-name="T14">exact </text:span><text:span text:style-name="T14">timing </text:span><text:span text:style-name="T14">of </text:span><text:span text:style-name="T14">edge </text:span><text:span text:style-name="T14">not </text:span><text:span text:style-name="T14">availa</text:span><text:span text:style-name="T14">ble on </text:span><text:span text:style-name="T14">FE#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lph J. Steinhagen</meta:initial-creator>
    <meta:creation-date>2018-03-24T15:18:54.343496117</meta:creation-date>
    <dc:date>2018-04-03T07:51:02.732001699</dc:date>
    <dc:creator>Ralph J. Steinhagen</dc:creator>
    <meta:editing-duration>PT15H41M5S</meta:editing-duration>
    <meta:editing-cycles>13</meta:editing-cycles>
    <meta:generator>LibreOffice/5.4.5.1$Linux_X86_64 LibreOffice_project/40m0$Build-1</meta:generator>
    <meta:document-statistic meta:object-count="83"/>
  </office:meta>
</office:document-meta>
</file>